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15.513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4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1.147cm" fo:break-before="auto" style:use-optimal-row-height="true"/>
    </style:style>
    <style:style style:name="ro6" style:family="table-row">
      <style:table-row-properties style:row-height="1.593cm" fo:break-before="auto" style:use-optimal-row-height="true"/>
    </style:style>
    <style:style style:name="ro7" style:family="table-row">
      <style:table-row-properties style:row-height="0.806cm" fo:break-before="auto" style:use-optimal-row-height="tru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Excel_20_Built-in_20_Normal">
      <style:table-cell-properties fo:border-bottom="0.088cm solid #000000" style:text-align-source="fix" style:repeat-content="false" fo:border-left="0.088cm solid #000000" fo:padding="0.136cm" fo:border-right="none" fo:border-top="0.088cm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fo:border="0.088cm solid #000000" style:direction="ltr" fo:padding="0.136cm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6" style:family="table-cell" style:parent-style-name="Excel_20_Built-in_20_Normal">
      <style:table-cell-properties fo:border-bottom="0.088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0" style:family="table-cell" style:parent-style-name="Excel_20_Built-in_20_Normal">
      <style:table-cell-properties fo:border-bottom="0.01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1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2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24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</office:automatic-styles>
  <office:body>
    <office:spreadsheet>
      <table:table table:name="Tabelle1" table:style-name="ta1" table:print-ranges="Tabelle1.A1:Tabelle1.C42">
        <table:table-column table:style-name="co1" table:default-cell-style-name="ce9"/>
        <table:table-column table:style-name="co2" table:default-cell-style-name="ce10"/>
        <table:table-column table:style-name="co3" table:default-cell-style-name="ce17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Verbesserungsmaßnahmen Faktor-IPS UI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>
            <text:p>Stand</text:p>
          </table:table-cell>
          <table:table-cell table:style-name="ce11" office:value-type="date" office:date-value="2010-02-12">
            <text:p>12.02.10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4" office:value-type="string">
            <text:p>Werkzeug bzw. Maßnahme</text:p>
          </table:table-cell>
          <table:table-cell table:style-name="ce12" office:value-type="string">
            <text:p>Aufgaben detailiert</text:p>
          </table:table-cell>
          <table:table-cell table:style-name="ce18" office:value-type="string">
            <text:p>Aufwand (PT)</text:p>
          </table:table-cell>
          <table:table-cell table:style-name="ce18" office:value-type="string">
            <text:p>Status</text:p>
          </table:table-cell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5">
            <text:p>Kopierwizard</text:p>
          </table:table-cell>
          <table:table-cell table:style-name="ce13" office:value-type="string">
            <text:p>Suchtext auf nichtvorhandensein von Versions-ID plausibilisieren (Kopiewizard)</text:p>
          </table:table-cell>
          <table:table-cell table:style-name="ce19" office:value-type="float" office:value="10">
            <text:p>10</text:p>
          </table:table-cell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Hinweis, wenn der zu suchende Text nirgends gefunden wird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Validierung /Warning, ob Suchmuster gefunden, Entsprechende Anzeige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opt. Highlighting von Treffern während Eingabe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4" office:value-type="string">
            <text:p>Kopie / Referenzauswahl auf einer Seite zusammenfassen, danach Vorschau</text:p>
          </table:table-cell>
          <table:table-cell table:style-name="ce20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5">
          <table:table-cell table:style-name="ce5" office:value-type="string">
            <text:p>Produktliste</text:p>
          </table:table-cell>
          <table:table-cell table:style-name="ce14" office:value-type="string">
            <text:p>alle verfügbaren Produkte (Top-Level Produktbausteine) werden in extra-View angezeigt und dienen als Ausgangspunkt für die Bearbeitung.</text:p>
          </table:table-cell>
          <table:table-cell table:style-name="ce20" office:value-type="float" office:value="10">
            <text:p>10</text:p>
          </table:table-cell>
          <table:table-cell table:style-name="ce23"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7">
            <text:p>Erweiterungen Produktstrukturexplorer</text:p>
          </table:table-cell>
          <table:table-cell table:style-name="ce13" office:value-type="string">
            <text:p>Anzeige unabhängig von Arbeitsdatum</text:p>
          </table:table-cell>
          <table:table-cell table:style-name="ce19" office:value-type="float" office:value="10">
            <text:p>10</text:p>
          </table:table-cell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Anpassungsstufe auswählbar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Kontextfunktionen zum Kopieren in Produktstrukturexplorer aufnehmen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3" office:value-type="string">
            <text:p>Kontextfunktionen zum Bearbeiten von Beziehungen im Produktstrukturexplorer anbieten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Drag &amp; Drop für Beziehungen im Produktstrukturexplorer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Hinzufügen von Beziehungen im Produktstrukturexplorer, Autosave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4" office:value-type="string">
            <text:p>Funktion "Suche Produktbausteine" im Produktstruktutr-Explorer zeigt Bausteine Instance-View an</text:p>
          </table:table-cell>
          <table:table-cell table:style-name="ce20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2">
            <text:p>Eingabeunterstützung</text:p>
          </table:table-cell>
          <table:table-cell table:style-name="ce13" office:value-type="string">
            <text:p>Erwartete Formate in Editoren(auch Tabellenspalten) anzeigen (Tooltipp, Spaltenkopf, ..)</text:p>
          </table:table-cell>
          <table:table-cell table:style-name="ce19" office:value-type="float" office:value="15">
            <text:p>15</text:p>
          </table:table-cell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4" office:value-type="string">
            <text:p>Unterstützung bei der Eingabe von Datümern (z.B. automatisches Auffüllen von Trennpunkten)</text:p>
          </table:table-cell>
          <table:table-cell table:style-name="ce20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3">
            <text:p>Modellbeschreibungs-View</text:p>
          </table:table-cell>
          <table:table-cell table:style-name="ce13" office:value-type="string">
            <text:p>Neben Attributen auch Beschreibung der Beziehungen in der Description-View anzeigen</text:p>
          </table:table-cell>
          <table:table-cell table:style-name="ce19" office:value-type="float" office:value="5">
            <text:p>5</text:p>
          </table:table-cell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6">
          <table:covered-table-cell table:style-name="ce6"/>
          <table:table-cell table:style-name="ce13" office:value-type="string">
            <text:p>Funktion im ProduktEditor zum Öffnen der Modellbeschreibung anbieten (falls geschlossen wurde), Kontextmenü im Editor <text:s/>"Show Model Description" oder Close von Modellbeschreibung in Produktdefinitionsperspektive deaktivieren (x)</text:p>
          </table:table-cell>
          <table:table-cell table:style-name="ce19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4" office:value-type="string">
            <text:p>Mögliche EnumWerte in Modelldescription anzeigen (Aufklappbar)</text:p>
          </table:table-cell>
          <table:table-cell table:style-name="ce20"/>
          <table:table-cell table:style-name="ce23" office:value-type="string">
            <text:p>wird nicht umgesetz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7">
          <table:table-cell table:style-name="ce5" office:value-type="string">
            <text:p>Produktklassenspezifische Namen</text:p>
          </table:table-cell>
          <table:table-cell table:style-name="ce14" office:value-type="string">
            <text:p>z.B. Neu &gt; Leistungsart <text:s/>anstatt Neu &gt; Produktbaustein</text:p>
          </table:table-cell>
          <table:table-cell table:style-name="ce20" office:value-type="float" office:value="15">
            <text:p>1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4">
            <text:p>Tabellen</text:p>
          </table:table-cell>
          <table:table-cell table:style-name="ce13" office:value-type="string">
            <text:p>Leere Tabellen zulassen</text:p>
          </table:table-cell>
          <table:table-cell table:style-name="ce19" office:value-type="float" office:value="5">
            <text:p>5</text:p>
          </table:table-cell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leere Zeile bei Neuanlage Tabelle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Im/Export unabhängig von Tabellenvalidität ermöglichen</text:p>
          </table:table-cell>
          <table:table-cell table:style-name="ce19"/>
          <table:table-cell table:style-name="ce23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4" office:value-type="string">
            <text:p>&lt;null&gt; nurnoch für Strings verwenden, Option im Im-Exportwizard entfernen</text:p>
          </table:table-cell>
          <table:table-cell table:style-name="ce20"/>
          <table:table-cell table:style-name="ce23" office:value-type="string">
            <text:p>mit Jan diskutieren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19"/>
          <table:table-cell table:style-name="ce23"/>
          <table:table-cell table:number-columns-repeated="1020"/>
        </table:table-row>
        <table:table-row table:style-name="ro5">
          <table:table-cell table:style-name="ce7" office:value-type="string" table:number-columns-spanned="1" table:number-rows-spanned="7">
            <text:p>kleinere Optimierungen</text:p>
          </table:table-cell>
          <table:table-cell table:style-name="ce13" office:value-type="string">
            <text:p>Editoren: Layout/Scrollverhalten bei <text:s/>kleinen Auflösungen prüfen, ggf. auf / Zuklappbare Sections verwenden</text:p>
          </table:table-cell>
          <table:table-cell table:style-name="ce19" office:value-type="float" office:value="10">
            <text:p>10</text:p>
          </table:table-cell>
          <table:table-cell table:style-name="ce23" office:value-type="string">
            <text:p>wird nicht umgesetz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Package-Handling: Vorbelegung nicht markieren, Punkt anhängen</text:p>
          </table:table-cell>
          <table:table-cell table:style-name="ce19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3" office:value-type="string">
            <text:p>Kopieren in erste Menüebene aufnehmen und gegen Kopieren in Zwischenablage abgrenzen: (z.B. Kopiere Produktbaustein-Struktur, Kopiere in Zwischenablage)</text:p>
          </table:table-cell>
          <table:table-cell table:style-name="ce19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Funktion "Kopiere Tabelle" im Kontextmenü anbieten</text:p>
          </table:table-cell>
          <table:table-cell table:style-name="ce19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>
            <text:p>bei Neu &gt; Tabelleninhalt den Namen nicht vorbelegen</text:p>
          </table:table-cell>
          <table:table-cell table:style-name="ce19"/>
          <table:table-cell table:style-name="ce23" office:value-type="string">
            <text:p>wird umgesetz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3" office:value-type="string">
            <text:p>Copy &amp; Paste Einträge für IPSObjects im Menü von Produktdefinitionsexploer ausblenden</text:p>
          </table:table-cell>
          <table:table-cell table:style-name="ce19"/>
          <table:table-cell table:style-name="ce23" office:value-type="string">
            <text:p>wird nicht umgesetzt</text:p>
          </table:table-cell>
          <table:table-cell table:number-columns-repeated="1020"/>
        </table:table-row>
        <table:table-row table:style-name="ro4">
          <table:covered-table-cell table:style-name="ce7"/>
          <table:table-cell table:style-name="ce15" office:value-type="string">
            <text:p>Fehlermarker in Produktstrukturexplorer &amp; InstanceView anzeigen</text:p>
          </table:table-cell>
          <table:table-cell table:style-name="ce21"/>
          <table:table-cell table:style-name="ce24" office:value-type="string">
            <text:p>erledigt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6" office:value-type="string">
            <text:p>Summe</text:p>
          </table:table-cell>
          <table:table-cell table:style-name="ce22" table:formula="of:=SUM([.C5:.C41])" office:value-type="float" office:value="80">
            <text:p>80</text:p>
          </table:table-cell>
          <table:table-cell table:number-columns-repeated="1021"/>
        </table:table-row>
        <table:table-row table:style-name="ro2" table:number-rows-repeated="65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fo:background-color="transparent" style:scale-to="6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12.02.2010</text:date>, <text:time>14:57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untz</meta:initial-creator>
    <meta:creation-date>2009-12-16T21:53:17.92</meta:creation-date>
    <dc:date>2010-02-12T14:57:43.07</dc:date>
    <dc:creator>Peter Kuntz</dc:creator>
    <meta:editing-duration>PT13H29M44S</meta:editing-duration>
    <meta:editing-cycles>13</meta:editing-cycles>
    <meta:generator>OpenOffice.org/3.0$Win32 OpenOffice.org_project/300m9$Build-9358</meta:generator>
    <meta:printed-by>Peter Kuntz</meta:printed-by>
    <meta:print-date>2009-12-17T09:45:48.03</meta:print-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